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text-properties officeooo:rsid="0005ca21" officeooo:paragraph-rsid="0005ca21"/>
    </style:style>
    <style:style style:name="P2" style:family="paragraph" style:parent-style-name="Text_20_body" style:list-style-name="L2">
      <style:text-properties officeooo:rsid="0005ca21" officeooo:paragraph-rsid="0005ca21"/>
    </style:style>
    <style:style style:name="T1" style:family="text">
      <style:text-properties officeooo:rsid="0005ca21"/>
    </style:style>
    <style:style style:name="T2" style:family="text">
      <style:text-properties officeooo:rsid="00073a5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27:27-<text:span text:style-name="T2">44</text:span></text:h>
      <text:h text:style-name="Heading_20_2" text:outline-level="2">The Soldiers Make Fun of Jesus <text:span text:style-name="T1">(27-31)</text:span></text:h>
      <text:list xml:id="list1228588287" text:style-name="L1">
        <text:list-item>
          <text:p text:style-name="P1"/>
        </text:list-item>
        <text:list-item>
          <text:p text:style-name="P1">The soldiers beat, mocked, made fun of Jesus and then led him out to crucify him. An innocent man being punished for nothing. All this suffering so that I can receive salvation, I’m left in awe.</text:p>
        </text:list-item>
      </text:list>
      <text:h text:style-name="Heading_20_2" text:outline-level="2">Jesus Is Crucified <text:span text:style-name="T2">(32-44)</text:span></text:h>
      <text:list xml:id="list2905541583" text:style-name="L2">
        <text:list-item>
          <text:p text:style-name="P2"/>
        </text:list-item>
        <text:list-item>
          <text:p text:style-name="P2">Jesus suffering, insults and mocking continued to his crucifiction and <text:span text:style-name="T2">even after his death. They continued the beating, gave him sour wine, mocked him and them crucified him. On the cros the placed a sign written, “This is Jesus, the king of the Jews.” After he died the people continued mocking him saying” save yourself, Let God come and save you, you said you can destroy a church and rebuild it in 3 day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3T05:21:33.904617213</meta:creation-date>
    <dc:date>2022-02-23T05:40:12.668761676</dc:date>
    <meta:editing-duration>PT6M58S</meta:editing-duration>
    <meta:editing-cycles>1</meta:editing-cycles>
    <meta:generator>LibreOffice/6.4.7.2$Linux_X86_64 LibreOffice_project/40$Build-2</meta:generator>
    <meta:document-statistic meta:table-count="0" meta:image-count="0" meta:object-count="0" meta:page-count="1" meta:paragraph-count="7" meta:word-count="127" meta:character-count="688" meta:non-whitespace-character-count="570"/>
  </office:meta>
</office:document-meta>
</file>